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2000000200000215000001280A8BFE1D.eps" manifest:media-type=""/>
  <manifest:file-entry manifest:full-path="Pictures/2000000100000124000000D8A19DD694.svm" manifest:media-type=""/>
  <manifest:file-entry manifest:full-path="Pictures/2000000200000240000001B0FA5BD755.eps" manifest:media-type=""/>
  <manifest:file-entry manifest:full-path="Pictures/20000001000000FE000000FA28DF3A34.svm" manifest:media-type=""/>
  <manifest:file-entry manifest:full-path="Pictures/20000001000000FA000000D8AB97C17A.svm" manifest:media-type=""/>
  <manifest:file-entry manifest:full-path="Pictures/2000000200000242000000C289C48DC1.eps" manifest:media-type="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051cm" draw:textarea-horizontal-align="center" draw:textarea-vertical-align="middl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style:font-name="Jameel Noori Nastaleeq"/>
    </style:style>
    <style:style style:name="P5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size-complex="12pt"/>
    </style:style>
    <style:style style:name="T4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73cm" svg:height="2.334cm" svg:x="0.413cm" svg:y="0.532cm">
          <draw:image xlink:href="Pictures/2000000200000242000000C289C48DC1.eps" xlink:type="simple" xlink:show="embed" xlink:actuate="onLoad">
            <text:p/>
          </draw:image>
        </draw:frame>
        <draw:frame draw:style-name="gr2" draw:text-style-name="P2" draw:layer="layout" svg:width="0.326cm" svg:height="0.573cm" svg:x="7.294cm" svg:y="1.002cm">
          <draw:text-box>
            <text:p><text:span text:style-name="T1">+</text:span></text:p>
          </draw:text-box>
        </draw:frame>
        <draw:frame draw:style-name="gr3" draw:text-style-name="P3" draw:layer="layout" svg:width="0.642cm" svg:height="0.729cm" svg:x="7.149cm" svg:y="1.715cm">
          <draw:text-box>
            <text:p><text:span text:style-name="T2">-</text:span></text:p>
          </draw:text-box>
        </draw:frame>
        <draw:line draw:style-name="gr4" draw:text-style-name="P1" draw:layer="layout" svg:x1="1.713cm" svg:y1="2.31cm" svg:x2="1.954cm" svg:y2="2.085cm">
          <text:p/>
        </draw:line>
        <draw:line draw:style-name="gr4" draw:text-style-name="P1" draw:layer="layout" svg:x1="0.689cm" svg:y1="1.245cm" svg:x2="0.905cm" svg:y2="1.044cm">
          <text:p/>
        </draw:line>
        <draw:line draw:style-name="gr4" draw:text-style-name="P1" draw:layer="layout" svg:x1="6.156cm" svg:y1="0.477cm" svg:x2="6.582cm" svg:y2="0.477cm">
          <text:p/>
        </draw:line>
        <draw:line draw:style-name="gr4" draw:text-style-name="P1" draw:layer="layout" svg:x1="6.354cm" svg:y1="1.479cm" svg:x2="6.137cm" svg:y2="1.27cm">
          <text:p/>
        </draw:line>
        <draw:line draw:style-name="gr5" draw:text-style-name="P1" draw:layer="layout" svg:x1="2.583cm" svg:y1="0.84cm" svg:x2="2.583cm" svg:y2="1.343cm">
          <text:p/>
        </draw:line>
        <draw:frame draw:style-name="gr2" draw:text-style-name="P2" draw:layer="layout" svg:width="0.326cm" svg:height="0.573cm" svg:x="2.989cm" svg:y="1.002cm">
          <draw:text-box>
            <text:p><text:span text:style-name="T1">+</text:span></text:p>
          </draw:text-box>
        </draw:frame>
        <draw:frame draw:style-name="gr3" draw:text-style-name="P3" draw:layer="layout" svg:width="0.642cm" svg:height="0.729cm" svg:x="2.828cm" svg:y="1.754cm">
          <draw:text-box>
            <text:p><text:span text:style-name="T2">-</text:span></text:p>
          </draw:text-box>
        </draw:frame>
        <draw:line draw:style-name="gr4" draw:text-style-name="P1" draw:layer="layout" svg:x1="1.468cm" svg:y1="1.937cm" svg:x2="1.119cm" svg:y2="1.937cm">
          <text:p/>
        </draw:line>
        <draw:line draw:style-name="gr4" draw:text-style-name="P1" draw:layer="layout" svg:x1="5.445cm" svg:y1="1.938cm" svg:x2="5.758cm" svg:y2="1.938cm">
          <text:p/>
        </draw:line>
        <draw:frame draw:style-name="gr3" draw:text-style-name="P5" draw:layer="layout" svg:width="0.869cm" svg:height="0.916cm" svg:x="7.664cm" svg:y="2.096cm">
          <draw:text-box>
            <text:p text:style-name="P4"><text:span text:style-name="T3">(</text:span><text:span text:style-name="T4">ا</text:span><text:span text:style-name="T3">)</text:span></text:p>
          </draw:text-box>
        </draw:frame>
        <draw:frame draw:style-name="gr3" draw:text-style-name="P5" draw:layer="layout" svg:width="1.132cm" svg:height="0.916cm" svg:x="2.933cm" svg:y="2.096cm">
          <draw:text-box>
            <text:p text:style-name="P4"><text:span text:style-name="T3">(</text:span><text:span text:style-name="T4">ب</text:span><text:span text:style-name="T3">)</text:span></text:p>
          </draw:text-box>
        </draw:frame>
        <draw:frame draw:style-name="gr6" draw:layer="layout" svg:width="0.605cm" svg:height="0.444cm" svg:x="4.678cm" svg:y="0.81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0.611cm" svg:height="0.444cm" svg:x="5.97cm" svg:y="0.88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0.607cm" svg:height="0.444cm" svg:x="4.589cm" svg:y="2.029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0.615cm" svg:height="0.444cm" svg:x="5.969cm" svg:y="2.01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1" draw:layer="layout" svg:width="0.299cm" svg:height="0.258cm" svg:x="5.473cm" svg:y="1.213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1" draw:layer="layout" svg:width="0.304cm" svg:height="0.299cm" svg:x="6.669cm" svg:y="1.553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0.299cm" svg:height="0.258cm" svg:x="1.175cm" svg:y="1.221cm">
          <draw:image xlink:href="Pictures/20000001000000FA000000D8AB97C17A.svm" xlink:type="simple" xlink:show="embed" xlink:actuate="onLoad">
            <text:p/>
          </draw:image>
        </draw:frame>
        <draw:frame draw:style-name="gr9" draw:text-style-name="P1" draw:layer="layout" svg:width="0.349cm" svg:height="0.258cm" svg:x="2.981cm" svg:y="1.573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349cm" svg:height="0.258cm" svg:x="7.318cm" svg:y="1.573cm">
          <draw:image xlink:href="Pictures/2000000100000124000000D8A19DD694.svm" xlink:type="simple" xlink:show="embed" xlink:actuate="onLoad">
            <text:p/>
          </draw:image>
        </draw:frame>
        <draw:line draw:style-name="gr4" draw:text-style-name="P1" draw:layer="layout" svg:x1="5.322cm" svg:y1="2.409cm" svg:x2="5.105cm" svg:y2="2.2cm">
          <text:p/>
        </draw:line>
        <draw:line draw:style-name="gr5" draw:text-style-name="P1" draw:layer="layout" svg:x1="6.971cm" svg:y1="0.777cm" svg:x2="6.971cm" svg:y2="1.28cm">
          <text:p/>
        </draw:line>
        <draw:line draw:style-name="gr4" draw:text-style-name="P1" draw:layer="layout" svg:x1="1.82cm" svg:y1="0.478cm" svg:x2="2.246cm" svg:y2="0.478cm">
          <text:p/>
        </draw:line>
        <draw:line draw:style-name="gr4" draw:text-style-name="P1" draw:layer="layout" svg:x1="6.629cm" svg:y1="2.924cm" svg:x2="6.203cm" svg:y2="2.924cm">
          <text:p/>
        </draw:line>
        <draw:line draw:style-name="gr4" draw:text-style-name="P1" draw:layer="layout" svg:x1="2.228cm" svg:y1="2.925cm" svg:x2="1.802cm" svg:y2="2.925cm">
          <text:p/>
        </draw:line>
        <draw:frame draw:style-name="gr8" draw:text-style-name="P1" draw:layer="layout" svg:width="0.304cm" svg:height="0.299cm" svg:x="2.294cm" svg:y="1.553cm">
          <draw:image xlink:href="Pictures/20000001000000FE000000FA28DF3A34.svm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264cm" svg:height="4.687cm" svg:x="0.317cm" svg:y="0.324cm">
          <draw:image xlink:href="Pictures/2000000200000215000001280A8BFE1D.eps" xlink:type="simple" xlink:show="embed" xlink:actuate="onLoad">
            <text:p/>
          </draw:image>
        </draw:frame>
        <draw:frame draw:style-name="gr1" draw:text-style-name="P1" draw:layer="layout" svg:width="5.022cm" svg:height="4.428cm" svg:x="0.332cm" svg:y="0.324cm">
          <draw:image xlink:href="Pictures/2000000200000240000001B0FA5BD755.eps" xlink:type="simple" xlink:show="embed" xlink:actuate="onLoad">
            <text:p/>
          </draw:image>
        </draw:frame>
        <draw:frame draw:style-name="gr6" draw:layer="layout" svg:width="0.408cm" svg:height="0.355cm" svg:x="7.863cm" svg:y="1.43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0.424cm" svg:height="0.356cm" svg:x="5.441cm" svg:y="1.38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468cm" svg:height="0.47cm" svg:x="7.853cm" svg:y="0.94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0.538cm" svg:height="0.47cm" svg:x="7.779cm" svg:y="1.72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0.424cm" svg:height="0.356cm" svg:x="0.463cm" svg:y="1.4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0.408cm" svg:height="0.355cm" svg:x="0.491cm" svg:y="2.97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46:49.780650928</dc:date>
    <meta:editing-duration>PT35M29S</meta:editing-duration>
    <meta:editing-cycles>10</meta:editing-cycles>
    <meta:generator>LibreOffice/4.2.8.2$Linux_x86 LibreOffice_project/420m0$Build-2</meta:generator>
    <meta:document-statistic meta:object-count="37"/>
  </office:meta>
</office:document-meta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11/content.xml><?xml version="1.0" encoding="utf-8"?>
<math xmlns="http://www.w3.org/1998/Math/MathML">
  <semantics>
    <msub>
      <mi>D</mi>
      <mn>2</mn>
    </msub>
    <annotation encoding="StarMath 5.0">D_2</annotation>
  </semantics>
</math>
</file>

<file path=Object 12/content.xml><?xml version="1.0" encoding="utf-8"?>
<math xmlns="http://www.w3.org/1998/Math/MathML">
  <semantics>
    <msub>
      <mi>D</mi>
      <mn>3</mn>
    </msub>
    <annotation encoding="StarMath 5.0">D_3</annotation>
  </semantics>
</math>
</file>

<file path=Object 13/content.xml><?xml version="1.0" encoding="utf-8"?>
<math xmlns="http://www.w3.org/1998/Math/MathML">
  <semantics>
    <msub>
      <mi>D</mi>
      <mn>4</mn>
    </msub>
    <annotation encoding="StarMath 5.0">D_4</annotation>
  </semantics>
</math>
</file>

<file path=Object 4/content.xml><?xml version="1.0" encoding="utf-8"?>
<math xmlns="http://www.w3.org/1998/Math/MathML">
  <semantics>
    <msub>
      <mi>D</mi>
      <mn>1</mn>
    </msub>
    <annotation encoding="StarMath 5.0">D_1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